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unifont" svg:font-family="unifont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00%" fo:background-color="transparen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fo:color="#000000" style:font-name="unifont" fo:font-size="12pt" fo:language="en" fo:country="US" style:font-name-asian="Times New Roman" style:font-size-asian="12pt" style:font-name-complex="Courier New1" style:font-size-complex="12pt"/>
    </style:style>
    <style:style style:name="P2" style:family="paragraph" style:parent-style-name="Standard">
      <style:paragraph-properties fo:background-color="transparent">
        <style:background-image/>
      </style:paragraph-properties>
    </style:style>
    <style:style style:name="P3" style:family="paragraph" style:parent-style-name="Standard">
      <style:paragraph-properties fo:background-color="transparent">
        <style:background-image/>
      </style:paragraph-properties>
      <style:text-properties style:font-name="unifont" fo:font-size="12pt" style:font-size-asian="12pt" style:font-size-complex="12pt"/>
    </style:style>
    <style:style style:name="P4" style:family="paragraph" style:parent-style-name="Standard">
      <style:paragraph-properties fo:background-color="transparent">
        <style:background-image/>
      </style:paragraph-properties>
      <style:text-properties style:font-name="unifont" fo:font-size="12pt" fo:language="en" fo:country="US" style:font-size-asian="12pt" style:font-size-complex="12pt"/>
    </style:style>
    <style:style style:name="P5" style:family="paragraph" style:parent-style-name="Standard">
      <style:paragraph-properties fo:background-color="transparent">
        <style:background-image/>
      </style:paragraph-properties>
      <style:text-properties style:font-name="unifont" fo:font-size="12pt" style:text-underline-style="solid" style:text-underline-width="auto" style:text-underline-color="font-color" style:font-size-asian="12pt" style:font-size-complex="12pt"/>
    </style:style>
    <style:style style:name="P6" style:family="paragraph" style:parent-style-name="Standard">
      <style:paragraph-properties fo:background-color="transparent">
        <style:background-image/>
      </style:paragraph-properties>
      <style:text-properties fo:color="#000000" style:font-name="unifont" fo:font-size="12pt" fo:language="en" fo:country="US" style:font-name-asian="Times New Roman" style:font-size-asian="12pt" style:font-name-complex="Courier New1" style:font-size-complex="12pt"/>
    </style:style>
    <style:style style:name="P7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unifont" fo:font-size="12pt" fo:letter-spacing="normal" fo:font-style="normal" fo:font-weight="normal" style:font-size-asian="12pt" style:font-size-complex="12pt"/>
    </style:style>
    <style:style style:name="P8" style:family="paragraph" style:parent-style-name="HTML_20_Preformatted">
      <style:paragraph-properties style:line-height-at-least="0.1874in" fo:background-color="transparent">
        <style:background-image/>
      </style:paragraph-properties>
      <style:text-properties style:font-name="unifont" fo:font-size="12pt" style:font-size-asian="12pt" style:font-size-complex="12pt"/>
    </style:style>
    <style:style style:name="P9" style:family="paragraph" style:parent-style-name="HTML_20_Preformatted">
      <style:paragraph-properties style:line-height-at-least="0.1874in" fo:background-color="transparent">
        <style:background-image/>
      </style:paragraph-properties>
      <style:text-properties fo:color="#000000" style:font-name="unifont" fo:font-size="12pt" style:font-size-asian="12pt" style:font-size-complex="12pt"/>
    </style:style>
    <style:style style:name="P10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unifont" fo:font-size="12pt" fo:letter-spacing="normal" fo:font-style="normal" fo:font-weight="normal" style:font-size-asian="12pt" style:font-size-complex="12pt"/>
    </style:style>
    <style:style style:name="T1" style:family="text">
      <style:text-properties fo:color="#000000"/>
    </style:style>
    <style:style style:name="T2" style:family="text">
      <style:text-properties fo:color="#000000" fo:font-style="italic" style:font-style-asian="italic" style:font-style-complex="italic"/>
    </style:style>
    <style:style style:name="T3" style:family="text">
      <style:text-properties style:font-name="unifont" fo:font-size="12pt" style:font-size-asian="12pt" style:font-size-complex="12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variant="normal" fo:text-transform="none" fo:color="#000000" style:font-name="unifont" fo:letter-spacing="normal" fo:font-style="normal" fo:font-weight="normal" fo:background-color="#eeeeee"/>
    </style:style>
    <style:style style:name="T6" style:family="text">
      <style:text-properties fo:font-variant="normal" fo:text-transform="none" fo:color="#000000" style:font-name="unifont" fo:font-size="12pt" fo:letter-spacing="normal" fo:font-style="normal" fo:font-weight="normal" fo:background-color="#eeeeee" style:font-size-asian="12pt" style:font-size-complex="12pt"/>
    </style:style>
    <style:style style:name="T7" style:family="text">
      <style:text-properties fo:font-variant="normal" fo:text-transform="none" fo:color="#000000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++ to Java Translator </text:p>
      <text:p text:style-name="P3"/>
      <text:p text:style-name="P3">LI (Lenguaje de implantacion) C++ </text:p>
      <text:p text:style-name="P3"/>
      <text:p text:style-name="P3">LF (Lenguaje fuente) C++ </text:p>
      <text:p text:style-name="P3"/>
      <text:p text:style-name="P3">LO (Lenguaje Objeto) Java </text:p>
      <text:p text:style-name="P3"/>
      <text:p text:style-name="P3"><text:s text:c="6"/>.-------------------------------------------------------. </text:p>
      <text:p text:style-name="P3"><text:s text:c="6"/>| <text:s text:c="23"/>C++toJ <text:s text:c="24"/>| </text:p>
      <text:p text:style-name="P3"><text:s text:c="6"/>| LF: C++ <text:s text:c="8"/>-------------------&gt; <text:s text:c="8"/>LO: Java | </text:p>
      <text:p text:style-name="P3"><text:s text:c="6"/>| <text:s text:c="54"/>| </text:p>
      <text:p text:style-name="P3"><text:s text:c="6"/>`------------------. <text:s text:c="16"/>.------------------' </text:p>
      <text:p text:style-name="P3"><text:s text:c="25"/>| <text:s text:c="4"/>LI: C++ <text:s text:c="4"/>| </text:p>
      <text:p text:style-name="P3"><text:s text:c="25"/>| <text:s text:c="16"/>| </text:p>
      <text:p text:style-name="P3"><text:s text:c="25"/>`-----------------'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Architecture </text:p>
      <text:p text:style-name="P3"/>
      <text:p text:style-name="P3"><text:s text:c="41"/>Source code </text:p>
      <text:p text:style-name="P3"><text:s text:c="45"/>| </text:p>
      <text:p text:style-name="P3"><text:s text:c="45"/>| </text:p>
      <text:p text:style-name="P3"><text:s text:c="45"/>| </text:p>
      <text:p text:style-name="P3"><text:s text:c="15"/>.- <text:s text:c="13"/>Character handler (non-portable) ----. </text:p>
      <text:p text:style-name="P3"><text:s text:c="15"/>| <text:s text:c="28"/>| <text:s text:c="21"/>| </text:p>
      <text:p text:style-name="P3"><text:s text:c="15"/>| <text:s text:c="28"/>| <text:s text:c="21"/>| </text:p>
      <text:p text:style-name="P3"><text:s text:c="15"/>| <text:s text:c="28"/>| <text:s text:c="21"/>| </text:p>
      <text:p text:style-name="P3"><text:s text:c="2"/>Analytic <text:s text:c="4"/>| <text:s text:c="11"/>.------- <text:s/>Lexical analyser <text:s/>------------| </text:p>
      <text:p text:style-name="P3"><text:s text:c="2"/>phase <text:s text:c="7"/>| <text:s text:c="11"/>| <text:s text:c="10"/>(Scanner/Flex) <text:s text:c="13"/>| </text:p>
      <text:p text:style-name="P3"><text:s text:c="15"/>| <text:s text:c="11"/>| <text:s text:c="15"/>| <text:s text:c="21"/>| </text:p>
      <text:p text:style-name="P3"><text:s text:c="15"/>| <text:s text:c="11"/>| <text:s text:c="15"/>| <text:s text:c="21"/>| </text:p>
      <text:p text:style-name="P3"><text:s text:c="2"/>(Front end) <text:s/>| <text:s text:c="11"/>|-------- <text:s/>Syntax analyser <text:s/>------------| </text:p>
      <text:p text:style-name="P3"><text:s text:c="15"/>| <text:s text:c="11"/>| <text:s text:c="10"/>(Parser/Bison) <text:s text:c="13"/>| </text:p>
      <text:p text:style-name="P3"><text:s text:c="15"/>| <text:s text:c="11"/>| <text:s text:c="15"/>| <text:s text:c="21"/>| </text:p>
      <text:p text:style-name="P3"><text:s text:c="15"/>| <text:s text:c="11"/>| <text:s text:c="15"/>| <text:s text:c="21"/>| </text:p>
      <text:p text:style-name="P3"><text:s text:c="15"/>| <text:s text:c="2"/>Table <text:s/>--+------- Constraint analyser -----------+-- <text:s/>Error </text:p>
      <text:p text:style-name="P3"><text:s text:c="15"/>`- <text:s/>handler <text:s/>| <text:s text:c="3"/>(Static semantic analyser) <text:s text:c="8"/>| <text:s text:c="3"/>reporter </text:p>
      <text:p text:style-name="P3"><text:s text:c="28"/>| <text:s text:c="15"/>| <text:s text:c="21"/>| </text:p>
      <text:p text:style-name="P3"><text:s text:c="15"/>.- <text:s text:c="10"/>| <text:s text:c="15"/>| <text:s text:c="21"/>| </text:p>
      <text:p text:style-name="P3"><text:s text:c="15"/>| <text:s text:c="11"/>|-- <text:s/>Intermediate code generator <text:s/>------| </text:p>
      <text:p text:style-name="P3"><text:s text:c="15"/>| <text:s text:c="11"/>| <text:s text:c="15"/>| <text:s text:c="21"/>| </text:p>
      <text:p text:style-name="P3"><text:s text:c="15"/>| <text:s text:c="11"/>| <text:s text:c="15"/>| <text:s text:c="21"/>| </text:p>
      <text:p text:style-name="P3"><text:s text:c="15"/>| <text:s text:c="11"/>| <text:s text:c="15"/>| <text:s text:c="21"/>| </text:p>
      <text:p text:style-name="P3"><text:s text:c="2"/>Synthetic <text:s text:c="3"/>| <text:s text:c="11"/>`--------- <text:s/>Code optimizer <text:s/>------------| </text:p>
      <text:p text:style-name="P3"><text:s text:c="2"/>phase <text:s text:c="7"/>| <text:s text:c="28"/>| <text:s text:c="21"/>| </text:p>
      <text:p text:style-name="P3"><text:s text:c="15"/>| <text:s text:c="28"/>| <text:s text:c="21"/>| </text:p>
      <text:p text:style-name="P3"><text:s text:c="15"/>| <text:s text:c="28"/>| <text:s text:c="21"/>| </text:p>
      <text:p text:style-name="P3"><text:s text:c="2"/>(Back end) <text:s text:c="2"/>| <text:s text:c="15"/>Code generator (non-portable) ------' </text:p>
      <text:p text:style-name="P3"><text:s text:c="15"/>| <text:s text:c="28"/>| </text:p>
      <text:p text:style-name="P3"><text:s text:c="15"/>| <text:s text:c="28"/>| </text:p>
      <text:p text:style-name="P3"><text:s text:c="15"/>| <text:s text:c="28"/>| </text:p>
      <text:p text:style-name="P3"><text:s text:c="15"/>`- <text:s text:c="13"/>Peephole optimizer (non-portable) </text:p>
      <text:p text:style-name="P3"><text:s text:c="45"/>| </text:p>
      <text:p text:style-name="P3"><text:s text:c="45"/>| </text:p>
      <text:p text:style-name="P3"><text:s text:c="41"/>Object code </text:p>
      <text:p text:style-name="P3"/>
      <text:p text:style-name="P3"/>
      <text:p text:style-name="P3"/>
      <text:p text:style-name="P3"/>
      <text:p text:style-name="P3"/>
      <text:p text:style-name="P6"><text:soft-page-break/>Alcance del traductor:</text:p>
      <text:p text:style-name="P6"/>
      <text:p text:style-name="P6">C++</text:p>
      <text:p text:style-name="P1">class class_name {</text:p>
      <text:p text:style-name="P1"><text:s text:c="2"/>access_specifier_1:</text:p>
      <text:p text:style-name="P1"><text:s text:c="4"/>member1;</text:p>
      <text:p text:style-name="P1"><text:s text:c="2"/>access_specifier_2:</text:p>
      <text:p text:style-name="P1"><text:s text:c="4"/>member2;</text:p>
      <text:p text:style-name="P1"><text:s text:c="2"/>...</text:p>
      <text:p text:style-name="P1">}</text:p>
      <text:p text:style-name="P1"/>
      <text:p text:style-name="P1">Members can be functions or variables, just declarations or implementations of those functions too, external declarations must have class_name:: as a prefix</text:p>
      <text:p text:style-name="P1"/>
      <text:p text:style-name="P1">Constructors:</text:p>
      <text:p text:style-name="P1"/>
      <text:p text:style-name="P1">Must be named class_name, without a type.</text:p>
      <text:p text:style-name="P1"/>
      <text:p text:style-name="P1">Destructors too :D</text:p>
      <text:p text:style-name="P1"/>
      <text:p text:style-name="P1">Arguments:</text:p>
      <text:p text:style-name="P1"/>
      <text:p text:style-name="P1">Only included in functions, defined by a type</text:p>
      <text:p text:style-name="P1"/>
      <text:p text:style-name="P1"/>
      <text:p text:style-name="P1">End of V1.0</text:p>
      <text:p text:style-name="P1"/>
      <text:p text:style-name="P1"/>
      <text:p text:style-name="P1">Java</text:p>
      <text:p text:style-name="P8"><text:span text:style-name="T1">class </text:span><text:span text:style-name="T2">MyClass</text:span><text:span text:style-name="T1"> {</text:span></text:p>
      <text:p text:style-name="P9"><text:s text:c="4"/>access_modifier_1 member1;</text:p>
      <text:p text:style-name="P9"><text:s text:c="4"/>access_modifier_2 member2;</text:p>
      <text:p text:style-name="P9">}</text:p>
      <text:p text:style-name="P4"/>
      <text:p text:style-name="P1">Members can be functions or variables, methods must be implemented</text:p>
      <text:p text:style-name="P1"/>
      <text:p text:style-name="P1"/>
      <text:p text:style-name="P1"/>
      <text:p text:style-name="P1"/>
      <text:p text:style-name="P1">Constructors:</text:p>
      <text:p text:style-name="P1"/>
      <text:p text:style-name="P1">Must be named class_name, without a type.</text:p>
      <text:p text:style-name="P1"/>
      <text:p text:style-name="P1"><text:soft-page-break/></text:p>
      <text:p text:style-name="P1">Arguments:</text:p>
      <text:p text:style-name="P1"/>
      <text:p text:style-name="P1">Only included in methods, defined by a type</text:p>
      <text:p text:style-name="P1"/>
      <text:p text:style-name="P1">End of V1.0</text:p>
      <text:p text:style-name="P3"/>
      <text:p text:style-name="P5">Expresiones y sus equivalentes en expresiones regulares:</text:p>
      <text:p text:style-name="P3"/>
      <text:p text:style-name="P3"><text:span text:style-name="T4">Keywords:</text:span> </text:p>
      <text:p text:style-name="P3">While, Do, If, Else, Class</text:p>
      <text:p text:style-name="P3"/>
      <text:p text:style-name="P5">Declarations:</text:p>
      <text:p text:style-name="P3">Token::Access_Modifier Token::InstanceClass Token::Identifier</text:p>
      <text:p text:style-name="P3"/>
      <text:p text:style-name="P5">Expressions:</text:p>
      <text:p text:style-name="P3">Token::Identifier Token::Operator Token::Identifier</text:p>
      <text:p text:style-name="P3"/>
      <text:p text:style-name="P3">Token::Identifier Token::Operator Token::Constant</text:p>
      <text:p text:style-name="P3"/>
      <text:p text:style-name="P5">Decision and control:</text:p>
      <text:p text:style-name="P3"/>
      <text:p text:style-name="P3">While (Expression) {StatementSequence}</text:p>
      <text:p text:style-name="P3"/>
      <text:p text:style-name="P3">Do {StatementSequence} While (Expression)</text:p>
      <text:p text:style-name="P3"/>
      <text:p text:style-name="P3">If (Expression) {StatementSequence}</text:p>
      <text:p text:style-name="P3"/>
      <text:p text:style-name="P3">If (Expression) {StatementSequence} Else {StatementSequence}</text:p>
      <text:p text:style-name="P3"/>
      <text:p text:style-name="P3">for (Expression;Expression;Expression) {StatementSequence}</text:p>
      <text:p text:style-name="P3"/>
      <text:p text:style-name="P5">Class delcaration:</text:p>
      <text:p text:style-name="P3">Class Token::Name {StatementSequence}</text:p>
      <text:p text:style-name="P3"/>
      <text:p text:style-name="P5">Tokens:</text:p>
      <text:p text:style-name="P3">Access:</text:p>
      <text:p text:style-name="P3">Token::Access_Modifier<text:tab/><text:tab/><text:tab/>“Public” ”Private”</text:p>
      <text:p text:style-name="P3"><text:span text:style-name="Source_20_Text"><text:span text:style-name="T5">(espacio <text:s/>||) corchetes implican rangos?</text:span></text:span></text:p>
      <text:p text:style-name="P7">Identifiers:</text:p>
      <text:p text:style-name="P2"><text:span text:style-name="T3">Token::Identifier<text:tab/><text:tab/><text:tab/><text:tab/></text:span><text:span text:style-name="Source_20_Text"><text:span text:style-name="T6">[a-zA-Z_][a-zA-Z0-9_]*</text:span></text:span></text:p>
      <text:p text:style-name="P3">Token::IntTag<text:tab/><text:tab/><text:tab/><text:tab/>“int” </text:p>
      <text:p text:style-name="P3">Token::FloatTag<text:tab/><text:tab/><text:tab/><text:tab/>“float” </text:p>
      <text:p text:style-name="P3"><text:soft-page-break/>Token::CharTag<text:tab/><text:tab/><text:tab/><text:tab/>“char”</text:p>
      <text:p text:style-name="P3">Token::VoidTag<text:tab/><text:tab/><text:tab/><text:tab/>“void”</text:p>
      <text:p text:style-name="P3"/>
      <text:p text:style-name="P3">Data:</text:p>
      <text:p text:style-name="P2"><text:span text:style-name="T3">Token::Int<text:tab/><text:tab/><text:tab/><text:tab/><text:tab/></text:span><text:span text:style-name="Source_20_Text"><text:span text:style-name="T6">[0-9]+</text:span></text:span></text:p>
      <text:p text:style-name="P3">Token::Float<text:tab/><text:tab/><text:tab/><text:tab/><text:span text:style-name="Source_20_Text"><text:span text:style-name="T5">[0-9]*”.”[0-9]+</text:span></text:span></text:p>
      <text:p text:style-name="P3">Token::Char<text:tab/><text:tab/><text:tab/><text:tab/><text:tab/><text:span text:style-name="Source_20_Text"><text:span text:style-name="T5">[a-zA-Z0-9_]</text:span></text:span></text:p>
      <text:p text:style-name="P7"/>
      <text:p text:style-name="P3">Operators:<text:tab/> </text:p>
      <text:p text:style-name="P3">Token::CompEqual<text:tab/><text:tab/><text:tab/><text:tab/>“==”</text:p>
      <text:p text:style-name="P3">Token::CompNotEqual<text:tab/><text:tab/><text:tab/>“!=”</text:p>
      <text:p text:style-name="P3">Token::CompLess<text:tab/><text:tab/><text:tab/><text:tab/>“&lt;”</text:p>
      <text:p text:style-name="P3">Token::CompLessEqual<text:tab/><text:tab/><text:tab/>“&lt;=”</text:p>
      <text:p text:style-name="P3">Token::CompGreater<text:tab/><text:tab/><text:tab/>“&gt;”</text:p>
      <text:p text:style-name="P3">Token::CompGreaterEqual<text:tab/><text:tab/><text:tab/>“&gt;=”</text:p>
      <text:p text:style-name="P3">Token::Equal<text:tab/><text:tab/><text:tab/><text:tab/>“=”</text:p>
      <text:p text:style-name="P3">Token::Plus<text:tab/><text:tab/><text:tab/><text:tab/><text:tab/>“+”</text:p>
      <text:p text:style-name="P3">Token::Minus<text:tab/><text:tab/><text:tab/><text:tab/>“-”</text:p>
      <text:p text:style-name="P3">Token::Mul<text:tab/><text:tab/><text:tab/><text:tab/><text:tab/>“*”</text:p>
      <text:p text:style-name="P3">Token::Div<text:tab/><text:tab/><text:tab/><text:tab/><text:tab/>“/”</text:p>
      <text:p text:style-name="P3">Token::Module<text:tab/><text:tab/><text:tab/><text:tab/>“%”</text:p>
      <text:p text:style-name="P3"/>
      <text:p text:style-name="P3">Order:</text:p>
      <text:p text:style-name="P3">Token::Comma<text:tab/><text:tab/><text:tab/><text:tab/>“,”</text:p>
      <text:p text:style-name="P3">Token::LParen<text:tab/><text:tab/><text:tab/><text:tab/>“(”</text:p>
      <text:p text:style-name="P3">Token::RParen<text:tab/><text:tab/><text:tab/><text:tab/>“)”<text:tab/></text:p>
      <text:p text:style-name="P3">Token::LBrace<text:tab/><text:tab/><text:tab/><text:tab/>“{”</text:p>
      <text:p text:style-name="P3">Token::RBrace<text:tab/><text:tab/><text:tab/><text:tab/>“}”</text:p>
      <text:p text:style-name="P3">Token::NewLine<text:tab/><text:tab/><text:tab/><text:tab/><text:span text:style-name="T7">\n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Gramatica</text:p>
      <text:p text:style-name="P7">H → E | E D</text:p>
      <text:p text:style-name="P7">E → class Identifier {T}<text:tab/><text:tab/><text:tab/><text:tab/><text:tab/><text:tab/>Head</text:p>
      <text:p text:style-name="P7">T → T T|U|I <text:tab/><text:tab/><text:tab/><text:tab/><text:tab/><text:tab/><text:tab/><text:tab/>Access Modifier</text:p>
      <text:p text:style-name="P7">U → public: F<text:tab/><text:tab/><text:tab/><text:tab/><text:tab/><text:tab/><text:tab/><text:tab/>Public</text:p>
      <text:p text:style-name="P7">I → private: F<text:tab/><text:tab/><text:tab/><text:tab/><text:tab/><text:tab/><text:tab/><text:tab/>Private</text:p>
      <text:p text:style-name="P7">F → F F| DataType Identifier;| DataType Identifier();<text:tab/><text:tab/>Declarations</text:p>
      <text:p text:style-name="P7">D → D D| AccesModifier DataType Identifier(){X};<text:tab/><text:tab/>Definitions</text:p>
      <text:p text:style-name="P7">X → X X| R | C | O;<text:tab/><text:tab/><text:tab/><text:tab/><text:tab/><text:tab/><text:tab/>CodeLine</text:p>
      <text:p text:style-name="P7">R → for()|while()|do{}while()<text:tab/><text:tab/><text:tab/><text:tab/><text:tab/><text:tab/>Repetition</text:p>
      <text:p text:style-name="P7">C → if(){}|if(){}else(){}<text:tab/><text:tab/><text:tab/><text:tab/><text:tab/><text:tab/>Decision</text:p>
      <text:p text:style-name="P7">O → (O) | O Operator O | Identifier<text:tab/><text:tab/><text:tab/><text:tab/><text:tab/>Oper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unifont" svg:font-family="unifont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fo:language="en" fo:country="US" style:font-name-asian="Times New Roman" style:font-size-asian="10pt" style:font-name-complex="Courier New1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Droid Sans Fallback1" style:font-size-asian="10pt" style:font-name-complex="FreeSerif" style:font-size-complex="10pt"/>
    </style:style>
    <style:style style:name="Source_20_Text" style:display-name="Source Text" style:family="text">
      <style:text-properties style:font-name="Droid Sans Mono" style:font-name-asian="Droid Sans Fallback1" style:font-name-complex="FreeSeri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5T21:38:37</meta:creation-date>
    <dc:date>2015-01-26T01:59:09</dc:date>
    <meta:editing-duration>PT7H32M2S</meta:editing-duration>
    <meta:editing-cycles>15</meta:editing-cycles>
    <meta:generator>LibreOffice/3.5$Linux_X86_64 LibreOffice_project/350m1$Build-2</meta:generator>
    <meta:document-statistic meta:table-count="0" meta:image-count="0" meta:object-count="0" meta:page-count="6" meta:paragraph-count="138" meta:word-count="474" meta:character-count="5332" meta:non-whitespace-character-count="2868"/>
  </office:meta>
</office:document-meta>
</file>